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16726b" officeooo:paragraph-rsid="06064660"/>
    </style:style>
    <style:style style:name="P5" style:family="paragraph" style:parent-style-name="Text_20_body">
      <style:text-properties officeooo:rsid="051857fb" officeooo:paragraph-rsid="06064660"/>
    </style:style>
    <style:style style:name="P6" style:family="paragraph" style:parent-style-name="Text_20_body">
      <style:text-properties officeooo:paragraph-rsid="0604d8db"/>
    </style:style>
    <style:style style:name="P7" style:family="paragraph" style:parent-style-name="Text_20_body">
      <style:paragraph-properties fo:margin-top="0in" fo:margin-bottom="0.0181in" style:contextual-spacing="false"/>
      <style:text-properties officeooo:rsid="05707a8f" officeooo:paragraph-rsid="05707a8f"/>
    </style:style>
    <style:style style:name="P8" style:family="paragraph" style:parent-style-name="Text_20_body">
      <style:paragraph-properties fo:margin-top="0in" fo:margin-bottom="0.0181in" style:contextual-spacing="false"/>
      <style:text-properties officeooo:paragraph-rsid="05dee598"/>
    </style:style>
    <style:style style:name="P9" style:family="paragraph" style:parent-style-name="Heading_20_2">
      <style:paragraph-properties fo:margin-top="0in" fo:margin-bottom="0.0181in" style:contextual-spacing="false"/>
      <style:text-properties style:font-name="Courier New" fo:font-size="10pt" officeooo:paragraph-rsid="0604d8db" style:font-size-asian="10pt" style:font-size-complex="10pt"/>
    </style:style>
    <style:style style:name="P10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064660" style:font-style-asian="italic" style:font-style-complex="italic"/>
    </style:style>
    <style:style style:name="P11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c9835" officeooo:paragraph-rsid="0604d8db" style:font-size-asian="10.5pt" style:font-name-complex="David CLM1" style:font-weight-complex="normal"/>
    </style:style>
    <style:style style:name="P12" style:family="paragraph" style:parent-style-name="Heading_20_2">
      <style:paragraph-properties fo:line-height="100%"/>
      <style:text-properties officeooo:paragraph-rsid="05e25695"/>
    </style:style>
    <style:style style:name="P13" style:family="paragraph" style:parent-style-name="Heading_20_2">
      <style:paragraph-properties fo:line-height="100%"/>
      <style:text-properties officeooo:paragraph-rsid="05e579c1"/>
    </style:style>
    <style:style style:name="P14" style:family="paragraph" style:parent-style-name="Heading_20_2">
      <style:text-properties officeooo:paragraph-rsid="05daeaff"/>
    </style:style>
    <style:style style:name="P15" style:family="paragraph" style:parent-style-name="Heading_20_2">
      <style:text-properties officeooo:paragraph-rsid="06064660"/>
    </style:style>
    <style:style style:name="P16" style:family="paragraph" style:parent-style-name="Standard">
      <style:text-properties fo:language="en" fo:country="US" officeooo:rsid="05e38a4d" officeooo:paragraph-rsid="05e38a4d"/>
    </style:style>
    <style:style style:name="P17" style:family="paragraph" style:parent-style-name="Standard">
      <style:text-properties fo:language="en" fo:country="US" officeooo:rsid="05e579c1" officeooo:paragraph-rsid="05e579c1"/>
    </style:style>
    <style:style style:name="P18" style:family="paragraph" style:parent-style-name="Standard">
      <style:text-properties officeooo:rsid="05e38a4d" officeooo:paragraph-rsid="05e38a4d"/>
    </style:style>
    <style:style style:name="P19" style:family="paragraph" style:parent-style-name="Standard">
      <style:text-properties officeooo:paragraph-rsid="05e38a4d"/>
    </style:style>
    <style:style style:name="P20" style:family="paragraph" style:parent-style-name="Standard">
      <style:text-properties officeooo:paragraph-rsid="05ea1f2c"/>
    </style:style>
    <style:style style:name="P21" style:family="paragraph" style:parent-style-name="Standard">
      <style:text-properties officeooo:paragraph-rsid="05f66f96"/>
    </style:style>
    <style:style style:name="P22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6064660"/>
    </style:style>
    <style:style style:name="P23" style:family="paragraph" style:parent-style-name="Text_20_body">
      <style:paragraph-properties fo:text-align="end" style:justify-single-word="false" style:writing-mode="rl-tb"/>
      <style:text-properties officeooo:paragraph-rsid="06064660"/>
    </style:style>
    <style:style style:name="P24" style:family="paragraph" style:parent-style-name="Text_20_body">
      <style:paragraph-properties fo:text-align="end" style:justify-single-word="false" style:writing-mode="rl-tb"/>
      <style:text-properties style:font-name="Monospace" fo:language="en" fo:country="US" officeooo:rsid="05fc9835" officeooo:paragraph-rsid="0604d8db" style:font-size-asian="10.5pt" style:font-name-complex="David CLM1" style:font-weight-complex="normal"/>
    </style:style>
    <style:style style:name="P25" style:family="paragraph" style:parent-style-name="Text_20_body">
      <style:paragraph-properties fo:line-height="100%" fo:text-align="end" style:justify-single-word="false" style:writing-mode="rl-tb"/>
      <style:text-properties style:font-name="David CLM" style:text-underline-style="none" fo:font-weight="normal" officeooo:rsid="06007ef7" officeooo:paragraph-rsid="0604d8db" style:font-weight-asian="normal" style:font-name-complex="David CLM" style:font-weight-complex="normal"/>
    </style:style>
    <style:style style:name="P26" style:family="paragraph" style:parent-style-name="Heading_20_1">
      <style:paragraph-properties fo:line-height="100%"/>
      <style:text-properties officeooo:paragraph-rsid="04af6545"/>
    </style:style>
    <style:style style:name="P27" style:family="paragraph" style:parent-style-name="Heading_20_2">
      <style:paragraph-properties fo:margin-top="0in" fo:margin-bottom="0.0181in" style:contextual-spacing="false" fo:line-height="100%"/>
      <style:text-properties style:font-name="David CLM" fo:language="en" fo:country="US" style:text-underline-style="none" fo:font-weight="normal" officeooo:rsid="06007ef7" officeooo:paragraph-rsid="06064660" style:font-weight-asian="normal" style:font-name-complex="David CLM" style:font-weight-complex="normal"/>
    </style:style>
    <style:style style:name="P28" style:family="paragraph" style:parent-style-name="Heading_20_2">
      <style:text-properties style:font-name="David CLM" fo:language="en" fo:country="US" style:text-underline-style="none" fo:font-weight="normal" officeooo:rsid="06007ef7" officeooo:paragraph-rsid="060e01c3" style:font-weight-asian="normal" style:font-name-complex="David CLM" style:font-weight-complex="normal"/>
    </style:style>
    <style:style style:name="P29" style:family="paragraph" style:parent-style-name="Heading_20_2">
      <style:text-properties officeooo:paragraph-rsid="060e01c3"/>
    </style:style>
    <style:style style:name="P30" style:family="paragraph" style:parent-style-name="Heading_20_2">
      <style:text-properties officeooo:paragraph-rsid="060f2395"/>
    </style:style>
    <style:style style:name="P31" style:family="paragraph" style:parent-style-name="Standard" style:list-style-name="L1">
      <style:text-properties officeooo:paragraph-rsid="05e579c1"/>
    </style:style>
    <style:style style:name="P32" style:family="paragraph" style:parent-style-name="Standard" style:list-style-name="L1">
      <style:text-properties fo:language="en" fo:country="US" officeooo:rsid="05e579c1" officeooo:paragraph-rsid="05e579c1"/>
    </style:style>
    <style:style style:name="P33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ab760" officeooo:paragraph-rsid="0604d8db" style:font-size-asian="10.5pt" style:font-name-complex="David CLM1" style:font-weight-complex="normal"/>
    </style:style>
    <style:style style:name="P34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c9835" officeooo:paragraph-rsid="0604d8db" style:font-size-asian="10.5pt" style:font-name-complex="David CLM1" style:font-weight-complex="normal"/>
    </style:style>
    <style:style style:name="P35" style:family="paragraph" style:parent-style-name="Text_20_body">
      <style:paragraph-properties fo:text-align="start" style:justify-single-word="false" style:writing-mode="lr-tb"/>
      <style:text-properties officeooo:rsid="05d32eff" officeooo:paragraph-rsid="060e01c3"/>
    </style:style>
    <style:style style:name="P36" style:family="paragraph" style:parent-style-name="Text_20_body">
      <style:paragraph-properties fo:text-align="end" style:justify-single-word="false" style:writing-mode="rl-tb"/>
      <style:text-properties style:font-name="Monospace" fo:language="en" fo:country="US" officeooo:rsid="05fc9835" officeooo:paragraph-rsid="0604d8db" style:font-size-asian="10.5pt" style:font-name-complex="David CLM1" style:font-weight-complex="normal"/>
    </style:style>
    <style:style style:name="P37" style:family="paragraph" style:parent-style-name="Text_20_body">
      <style:paragraph-properties fo:line-height="100%" fo:text-align="end" style:justify-single-word="false" style:writing-mode="rl-tb"/>
      <style:text-properties officeooo:rsid="06007ef7" officeooo:paragraph-rsid="060e01c3"/>
    </style:style>
    <style:style style:name="P38" style:family="paragraph" style:parent-style-name="Text_20_body">
      <style:text-properties officeooo:rsid="05a5313d" officeooo:paragraph-rsid="060e01c3"/>
    </style:style>
    <style:style style:name="P39" style:family="paragraph" style:parent-style-name="Text_20_body">
      <style:text-properties officeooo:paragraph-rsid="060e01c3"/>
    </style:style>
    <style:style style:name="P40" style:family="paragraph" style:parent-style-name="Text_20_body">
      <style:text-properties officeooo:rsid="05c4dfb6" officeooo:paragraph-rsid="060f2395"/>
    </style:style>
    <style:style style:name="P41" style:family="paragraph" style:parent-style-name="Text_20_body">
      <style:text-properties officeooo:paragraph-rsid="060f2395"/>
    </style:style>
    <style:style style:name="P42" style:family="paragraph" style:parent-style-name="Text_20_body" style:list-style-name="L2">
      <style:paragraph-properties fo:margin-top="0in" fo:margin-bottom="0in" style:contextual-spacing="false"/>
      <style:text-properties officeooo:rsid="05707a8f" officeooo:paragraph-rsid="05707a8f"/>
    </style:style>
    <style:style style:name="P43" style:family="paragraph" style:parent-style-name="Text_20_body" style:list-style-name="L2">
      <style:paragraph-properties fo:margin-top="0in" fo:margin-bottom="0.0181in" style:contextual-spacing="false"/>
      <style:text-properties officeooo:rsid="05707a8f" officeooo:paragraph-rsid="05707a8f"/>
    </style:style>
    <style:style style:name="P44" style:family="paragraph" style:parent-style-name="Text_20_body">
      <style:paragraph-properties fo:margin-top="0in" fo:margin-bottom="0.0181in" style:contextual-spacing="false"/>
      <style:text-properties style:font-name="David CLM" fo:language="en" fo:country="US" style:text-underline-style="none" fo:font-weight="normal" officeooo:rsid="06007ef7" officeooo:paragraph-rsid="05707a8f" style:font-weight-asian="normal" style:font-name-complex="David CLM" style:font-weight-complex="normal"/>
    </style:style>
    <style:style style:name="T1" style:family="text">
      <style:text-properties officeooo:rsid="04e7f806"/>
    </style:style>
    <style:style style:name="T2" style:family="text">
      <style:text-properties officeooo:rsid="05226f8d"/>
    </style:style>
    <style:style style:name="T3" style:family="text">
      <style:text-properties officeooo:rsid="056dcf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5c8440b" style:font-style-asian="italic" style:font-style-complex="italic"/>
    </style:style>
    <style:style style:name="T6" style:family="text">
      <style:text-properties fo:font-style="italic" officeooo:rsid="051fec76" style:font-style-asian="italic" style:font-style-complex="italic"/>
    </style:style>
    <style:style style:name="T7" style:family="text">
      <style:text-properties officeooo:rsid="05139ee2"/>
    </style:style>
    <style:style style:name="T8" style:family="text">
      <style:text-properties officeooo:rsid="05a1cfed"/>
    </style:style>
    <style:style style:name="T9" style:family="text">
      <style:text-properties officeooo:rsid="05a5313d"/>
    </style:style>
    <style:style style:name="T10" style:family="text">
      <style:text-properties officeooo:rsid="05a8ad20"/>
    </style:style>
    <style:style style:name="T11" style:family="text">
      <style:text-properties officeooo:rsid="05bff72a"/>
    </style:style>
    <style:style style:name="T12" style:family="text">
      <style:text-properties officeooo:rsid="05c2e3e8"/>
    </style:style>
    <style:style style:name="T13" style:family="text">
      <style:text-properties officeooo:rsid="05c4120a"/>
    </style:style>
    <style:style style:name="T14" style:family="text">
      <style:text-properties officeooo:rsid="05c725fd"/>
    </style:style>
    <style:style style:name="T15" style:family="text">
      <style:text-properties officeooo:rsid="05c8440b"/>
    </style:style>
    <style:style style:name="T16" style:family="text">
      <style:text-properties officeooo:rsid="05c8ef1f"/>
    </style:style>
    <style:style style:name="T17" style:family="text">
      <style:text-properties officeooo:rsid="05d1d0e9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officeooo:rsid="05139ee2" style:font-size-asian="8pt" style:font-size-complex="8pt"/>
    </style:style>
    <style:style style:name="T20" style:family="text">
      <style:text-properties officeooo:rsid="05d32eff"/>
    </style:style>
    <style:style style:name="T21" style:family="text">
      <style:text-properties style:font-name="Monospace" officeooo:rsid="05d848fb" style:font-size-asian="10.5pt" style:font-name-complex="David CLM1" style:font-weight-complex="normal"/>
    </style:style>
    <style:style style:name="T22" style:family="text">
      <style:text-properties style:font-name="Monospace" officeooo:rsid="05dee598" style:font-size-asian="10.5pt" style:font-name-complex="David CLM1" style:font-weight-complex="normal"/>
    </style:style>
    <style:style style:name="T23" style:family="text">
      <style:text-properties style:font-name="Monospace" officeooo:rsid="05e8dc9f" style:font-size-asian="10.5pt" style:font-name-complex="David CLM1" style:font-weight-complex="normal"/>
    </style:style>
    <style:style style:name="T24" style:family="text">
      <style:text-properties style:font-name="Monospace" officeooo:rsid="05ec2159" style:font-size-asian="10.5pt" style:font-name-complex="David CLM1" style:font-weight-complex="normal"/>
    </style:style>
    <style:style style:name="T25" style:family="text">
      <style:text-properties style:font-name="Monospace" officeooo:rsid="05eeff6a" style:font-size-asian="10.5pt" style:font-name-complex="David CLM1" style:font-weight-complex="normal"/>
    </style:style>
    <style:style style:name="T26" style:family="text">
      <style:text-properties style:font-name="Monospace" officeooo:rsid="05ef12cf" style:font-size-asian="10.5pt" style:font-name-complex="David CLM1" style:font-weight-complex="normal"/>
    </style:style>
    <style:style style:name="T27" style:family="text">
      <style:text-properties style:font-name="Monospace" officeooo:rsid="05f0cd0c" style:font-size-asian="10.5pt" style:font-name-complex="David CLM1" style:font-weight-complex="normal"/>
    </style:style>
    <style:style style:name="T28" style:family="text">
      <style:text-properties style:font-name="Monospace" officeooo:rsid="05f66f96" style:font-size-asian="10.5pt" style:font-name-complex="David CLM1" style:font-weight-complex="normal"/>
    </style:style>
    <style:style style:name="T29" style:family="text">
      <style:text-properties style:font-name="Monospace" officeooo:rsid="05fab760" style:font-size-asian="10.5pt" style:font-name-complex="David CLM1" style:font-weight-complex="normal"/>
    </style:style>
    <style:style style:name="T30" style:family="text">
      <style:text-properties style:font-name="Monospace" officeooo:rsid="06098661" style:font-size-asian="10.5pt" style:font-name-complex="David CLM1" style:font-weight-complex="normal"/>
    </style:style>
    <style:style style:name="T31" style:family="text">
      <style:text-properties style:font-name="Monospace" fo:language="en" fo:country="US" officeooo:rsid="05e579c1" style:font-size-asian="10.5pt" style:font-name-complex="David CLM1" style:font-weight-complex="normal"/>
    </style:style>
    <style:style style:name="T32" style:family="text">
      <style:text-properties style:font-name="Monospace" fo:language="en" fo:country="US" officeooo:rsid="060e01c3" style:font-size-asian="10.5pt" style:font-name-complex="David CLM1" style:font-weight-complex="normal"/>
    </style:style>
    <style:style style:name="T33" style:family="text">
      <style:text-properties officeooo:rsid="04af6545"/>
    </style:style>
    <style:style style:name="T34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35" style:family="text">
      <style:text-properties fo:color="#000000" loext:opacity="100%"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6" style:family="text">
      <style:text-properties fo:color="#000000" loext:opacity="100%" style:font-name="Monospace" fo:font-size="12pt" fo:font-style="normal" fo:font-weight="normal" officeooo:rsid="05e2a64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7" style:family="text">
      <style:text-properties fo:color="#000000" loext:opacity="100%" style:font-name="Monospace" fo:font-size="12pt" fo:font-style="normal" fo:font-weight="normal" officeooo:rsid="05e579c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8" style:family="text">
      <style:text-properties fo:color="#000000" loext:opacity="100%" style:font-name="Monospace" fo:font-size="12pt" fo:font-style="normal" fo:font-weight="normal" officeooo:rsid="05ed979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9" style:family="text">
      <style:text-properties fo:color="#000000" loext:opacity="100%" style:font-name="Monospace" fo:font-size="12pt" fo:font-style="normal" fo:font-weight="normal" officeooo:rsid="05dfebc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0" style:family="text">
      <style:text-properties officeooo:rsid="05bfa8bb"/>
    </style:style>
    <style:style style:name="T41" style:family="text">
      <style:text-properties officeooo:rsid="05db7b22"/>
    </style:style>
    <style:style style:name="T42" style:family="text">
      <style:text-properties officeooo:rsid="05707a8f"/>
    </style:style>
    <style:style style:name="T43" style:family="text">
      <style:text-properties officeooo:rsid="059ef6f6"/>
    </style:style>
    <style:style style:name="T44" style:family="text">
      <style:text-properties officeooo:rsid="05e2a644"/>
    </style:style>
    <style:style style:name="T45" style:family="text">
      <style:text-properties officeooo:rsid="05e38a4d"/>
    </style:style>
    <style:style style:name="T46" style:family="text">
      <style:text-properties officeooo:rsid="05e579c1"/>
    </style:style>
    <style:style style:name="T47" style:family="text">
      <style:text-properties fo:language="en" fo:country="US"/>
    </style:style>
    <style:style style:name="T48" style:family="text">
      <style:text-properties fo:language="en" fo:country="US" officeooo:rsid="05e579c1"/>
    </style:style>
    <style:style style:name="T49" style:family="text">
      <style:text-properties fo:language="en" fo:country="US" officeooo:rsid="05f8e71a"/>
    </style:style>
    <style:style style:name="T50" style:family="text">
      <style:text-properties fo:language="en" fo:country="US" officeooo:rsid="06007ef7"/>
    </style:style>
    <style:style style:name="T51" style:family="text">
      <style:text-properties fo:language="en" fo:country="US" fo:font-weight="bold" style:font-weight-asian="bold" style:font-weight-complex="bold"/>
    </style:style>
    <style:style style:name="T52" style:family="text">
      <style:text-properties officeooo:rsid="05e68418"/>
    </style:style>
    <style:style style:name="T53" style:family="text">
      <style:text-properties officeooo:rsid="05ea1f2c"/>
    </style:style>
    <style:style style:name="T54" style:family="text">
      <style:text-properties officeooo:rsid="05eb9d80"/>
    </style:style>
    <style:style style:name="T55" style:family="text">
      <style:text-properties officeooo:rsid="05ed9798"/>
    </style:style>
    <style:style style:name="T56" style:family="text">
      <style:text-properties officeooo:rsid="05ef12cf"/>
    </style:style>
    <style:style style:name="T57" style:family="text">
      <style:text-properties officeooo:rsid="05f0cd0c"/>
    </style:style>
    <style:style style:name="T58" style:family="text">
      <style:text-properties officeooo:rsid="05f51ff9"/>
    </style:style>
    <style:style style:name="T59" style:family="text">
      <style:text-properties officeooo:rsid="05f66f96"/>
    </style:style>
    <style:style style:name="T60" style:family="text">
      <style:text-properties officeooo:rsid="05180aee"/>
    </style:style>
    <style:style style:name="T61" style:family="text">
      <style:text-properties officeooo:rsid="051fec76"/>
    </style:style>
    <style:style style:name="T62" style:family="text">
      <style:text-properties officeooo:rsid="0518a5f0"/>
    </style:style>
    <style:style style:name="T63" style:family="text">
      <style:text-properties style:text-position="sub 58%"/>
    </style:style>
    <style:style style:name="T64" style:family="text">
      <style:text-properties style:text-position="sub 58%" fo:font-style="italic" style:font-style-asian="italic" style:font-style-complex="italic"/>
    </style:style>
    <style:style style:name="T65" style:family="text">
      <style:text-properties style:text-position="sub 58%" fo:font-style="italic" officeooo:rsid="051fec76" style:font-style-asian="italic" style:font-style-complex="italic"/>
    </style:style>
    <style:style style:name="T66" style:family="text">
      <style:text-properties style:text-position="sub 58%" officeooo:rsid="051fec76"/>
    </style:style>
    <style:style style:name="T67" style:family="text">
      <style:text-properties style:text-position="sub 58%" officeooo:rsid="052623dc"/>
    </style:style>
    <style:style style:name="T68" style:family="text">
      <style:text-properties style:text-position="0% 100%"/>
    </style:style>
    <style:style style:name="T69" style:family="text">
      <style:text-properties style:text-position="0% 100%" officeooo:rsid="0518a5f0"/>
    </style:style>
    <style:style style:name="T70" style:family="text">
      <style:text-properties style:text-position="0% 100%" fo:font-style="italic" style:font-style-asian="italic" style:font-style-complex="italic"/>
    </style:style>
    <style:style style:name="T71" style:family="text">
      <style:text-properties style:text-position="0% 100%" officeooo:rsid="052623dc"/>
    </style:style>
    <style:style style:name="T72" style:family="text">
      <style:text-properties style:text-position="0% 100%" officeooo:rsid="0526c858"/>
    </style:style>
    <style:style style:name="T73" style:family="text">
      <style:text-properties style:text-position="0% 100%" officeooo:rsid="051fec76"/>
    </style:style>
    <style:style style:name="T74" style:family="text">
      <style:text-properties style:text-position="0% 100%" officeooo:rsid="05961008"/>
    </style:style>
    <style:style style:name="T75" style:family="text">
      <style:text-properties officeooo:rsid="0595a984"/>
    </style:style>
    <style:style style:name="T76" style:family="text">
      <style:text-properties officeooo:rsid="0604d8db"/>
    </style:style>
    <style:style style:name="T77" style:family="text">
      <style:text-properties officeooo:rsid="06064660"/>
    </style:style>
    <style:style style:name="T78" style:family="text">
      <style:text-properties officeooo:rsid="06098661"/>
    </style:style>
    <style:style style:name="T79" style:family="text">
      <style:text-properties fo:language="en" fo:country="US" officeooo:rsid="060e01c3"/>
    </style:style>
    <style:style style:name="T80" style:family="text">
      <style:text-properties fo:language="en" fo:country="US" officeooo:rsid="05a8ad20"/>
    </style:style>
    <style:style style:name="T81" style:family="text">
      <style:text-properties officeooo:rsid="060e01c3"/>
    </style:style>
    <style:style style:name="T82" style:family="text">
      <style:text-properties style:font-name="David CLM" style:text-underline-style="none" fo:font-weight="normal" style:font-weight-asian="normal" style:font-name-complex="David CLM" style:font-weight-complex="normal"/>
    </style:style>
    <style:style style:name="T83" style:family="text">
      <style:text-properties style:font-name="David CLM" style:text-underline-style="none" fo:font-weight="normal" officeooo:rsid="060e01c3" style:font-weight-asian="normal" style:font-name-complex="David CLM" style:font-weight-complex="normal"/>
    </style:style>
    <style:style style:name="T84" style:family="text">
      <style:text-properties style:font-name="David CLM" fo:language="en" fo:country="US" style:text-underline-style="none" fo:font-weight="bold" style:font-weight-asian="bold" style:font-name-complex="David CLM" style:font-weight-complex="bold"/>
    </style:style>
    <style:style style:name="T85" style:family="text">
      <style:text-properties style:font-name="David CLM" fo:language="en" fo:country="US" style:text-underline-style="none" fo:font-weight="normal" style:font-weight-asian="normal" style:font-name-complex="David CLM" style:font-weight-complex="normal"/>
    </style:style>
    <style:style style:name="T86" style:family="text">
      <style:text-properties officeooo:rsid="060f239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2">מטלה</text:span><text:span text:style-name="T33"> </text:span><text:span text:style-name="T3">- אלגוריתמים </text:span><text:span text:style-name="T34">מגלי-אמת</text:span></text:h>
      <text:p text:style-name="P3">יש לענות על שאלה אחת לבחירתכם. <text:span text:style-name="T76">שאלות המסומנות בכוכבית * <text:s/>מזכות בניקוד כפול.</text:span></text:p>
      <text:p text:style-name="P9"/>
      <text:p text:style-name="P29">* שאלה <text:span text:style-name="T79">1</text:span><text:span text:style-name="T14">:</text:span> <text:span text:style-name="T9">תיכנות – אלגוריתם </text:span><text:span text:style-name="T39">מגלה-אמת</text:span><text:span text:style-name="T9"> למציאת מסלול קל ביותר</text:span></text:p>
      <text:p text:style-name="P38"><text:span text:style-name="T81">א. </text:span>כיתבו פונקציה בפייתון, המקבלת גרף ממושקל ושני צמתים, מוצאת את המסלול <text:span text:style-name="T20">הזול </text:span>ביותר בין שני הצמתים, ומדפיסה כמה כסף צריכה לקבל כל קשת במסלול זה, בהתאם לאלגוריתם VCG:</text:p>
      <text:p text:style-name="P35">def vcg_cheapest_path(graph, source, target): ...</text:p>
      <text:p text:style-name="P39"><text:span text:style-name="T9">לצורך חישוב המסלול הקל ביותר, </text:span><text:span text:style-name="T32">השתמשו </text:span><text:span text:style-name="T9">בספרי</text:span><text:span text:style-name="T17">ה</text:span><text:span text:style-name="T9"> networkx:</text:span></text:p>
      <text:p text:style-name="P38"><text:a xlink:type="simple" xlink:href="https://networkx.github.io/documentation/stable/reference/algorithms/shortest_paths.html" text:style-name="Internet_20_link" text:visited-style-name="Visited_20_Internet_20_Link"><text:span text:style-name="T18">https://networkx.github.io/documentation/stable/reference/algorithms/shortest_paths.html</text:span></text:a><text:span text:style-name="T18"> <text:s/></text:span></text:p>
      <text:p text:style-name="P37"><text:span text:style-name="T83">ב. </text:span><text:span text:style-name="T82">כתבו בדיקות-יחידה לפונקציה שלכם בעזרת </text:span><text:span text:style-name="T84">doctest</text:span><text:span text:style-name="T85">.</text:span></text:p>
      <text:p text:style-name="P28"><text:span text:style-name="T49"/></text:p>
      <text:p text:style-name="P12"><text:span text:style-name="T43">שאלה</text:span><text:span text:style-name="T1"> </text:span><text:span text:style-name="T35">2</text:span><text:span text:style-name="T43">: </text:span><text:span text:style-name="T35">מכרז </text:span><text:span text:style-name="T36">הדור החמישי</text:span></text:p>
      <text:p text:style-name="P16">בקישור זה</text:p>
      <text:p text:style-name="P20"><text:a xlink:type="simple" xlink:href="https://www.globes.co.il/news/article.aspx?did=1001312898" text:style-name="Internet_20_link" text:visited-style-name="Visited_20_Internet_20_Link"><text:span text:style-name="T44">https://www.globes.co.il/news/article.aspx?did=1001312898</text:span></text:a><text:span text:style-name="T44"> </text:span><text:span text:style-name="T53">(גלובס </text:span><text:bookmark text:name="articleTimeStamp"/>29.12.2019<text:span text:style-name="T53">) <text:s/></text:span><text:span text:style-name="T45">מתואר ויכוח בין משרד התקשורת לבין חברות הסלולר בעניין מכרז הדור החמישי.</text:span></text:p>
      <text:p text:style-name="P18"/>
      <text:p text:style-name="P19"><text:span text:style-name="T45">א. משרד התקשורת </text:span><text:span text:style-name="T24">מביא כמה טענות לטובת המכרז</text:span><text:span text:style-name="T45">. הסבירו את </text:span><text:span text:style-name="T24">הטענות </text:span><text:span text:style-name="T45">(הסבירו גם </text:span><text:span text:style-name="T54">את </text:span><text:span text:style-name="T45">המושג "מכרז קומבינטורי" </text:span><text:span text:style-name="T54">הנזכר </text:span><text:span text:style-name="T58">שם</text:span><text:span text:style-name="T45">).</text:span></text:p>
      <text:p text:style-name="P18"/>
      <text:p text:style-name="P21"><text:span text:style-name="T45">ב. חברות הסלולר טוענות שהמכרז אינו מגלה-אמת. הסבירו איך הטענה מסתדרת עם מה שלמדנו בשיעור – </text:span><text:span text:style-name="T46">איזו הנחה מהמודל שלנו הם לא מקבלים? מצאו דוגמה מספרית המראה </text:span><text:span text:style-name="T59">ש</text:span><text:span text:style-name="T46">המכרז אכן </text:span><text:span text:style-name="T30">אינו</text:span><text:span text:style-name="T46"> </text:span><text:span text:style-name="T23">מגלה-אמת </text:span><text:span text:style-name="T28">במצב זה</text:span><text:span text:style-name="T46">.</text:span></text:p>
      <text:p text:style-name="P18"/>
      <text:p text:style-name="P13"/>
      <text:p text:style-name="P30"><text:span text:style-name="T8">שאלה </text:span><text:span text:style-name="T86">3</text:span><text:span text:style-name="T8">: </text:span><text:span text:style-name="T38">מכרזים לא-מגלי-אמת</text:span></text:p>
      <text:p text:style-name="P41"><text:span text:style-name="T55">בהרצאה, מפאת אילוצי זמן, אנחנו לומדים רק את התשובה ה"נכונה" לכל בעיה, ולא את כל התשובות ה"לא נכונות" שאנשים מצאו בדרך. </text:span><text:span text:style-name="T25">מטרת השאלה הנוכחית היא לבדוק כמה תשובות "לא נכונות".</text:span></text:p>
      <text:p text:style-name="P41"><text:span text:style-name="T26">א</text:span><text:span text:style-name="T40">. </text:span><text:span text:style-name="T15">הצעד הראשון במכרז VCG הוא מציאת האפשרות הממקסמת את </text:span><text:span text:style-name="T5">סכום </text:span><text:span text:style-name="T15">ערכי המשתתפים. </text:span><text:span text:style-name="T56">הראו, שאם </text:span><text:span text:style-name="T26">במקום זה </text:span><text:span text:style-name="T15">מוצאים את האפשרות הממקסמת את </text:span><text:span text:style-name="T5">מכפלת </text:span><text:span text:style-name="T15">ערכי המשתתפים – המכרז </text:span><text:span text:style-name="T26">אינו </text:span><text:span text:style-name="T21">מגלה-אמת.</text:span></text:p>
      <text:p text:style-name="P41"><text:span text:style-name="T27">ב</text:span><text:span text:style-name="T16">. במכרז VCG, </text:span><text:span text:style-name="T27">תשלומי השחקנים נמסרים למנהל-המכרז. הראו, שאם תשלומי השחקנים מחולקים </text:span><text:span text:style-name="T16">שווה בשווה בין המשתתפים – המכרז </text:span><text:span text:style-name="T57">אינו </text:span><text:span text:style-name="T21">מגלה-אמת.</text:span></text:p>
      <text:p text:style-name="P40"/>
      <text:p text:style-name="P15"><text:soft-page-break/>* שאלה <text:span text:style-name="T77">4</text:span>: <text:span text:style-name="T7">מכרזי פירסום - איכות המודעה</text:span><text:span text:style-name="T19"> (הקורס של טים, תרגילים 32, 34)</text:span></text:p>
      <text:p text:style-name="P4">בשיעור הנחנו<text:span text:style-name="T60">,</text:span> <text:span text:style-name="T60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5"><text:span text:style-name="T61">א. </text:span>נניח <text:span text:style-name="T62">שלכל </text:span>מודעה <text:span text:style-name="T4">j</text:span> יש מקדם איכות <text:span text:style-name="T4">q</text:span><text:span text:style-name="T64">j</text:span><text:span text:style-name="T63">, <text:s/></text:span><text:span text:style-name="T68">והסתברות ההקלקה </text:span><text:span text:style-name="T69">כש</text:span><text:span text:style-name="T68">שמים אותה במקום </text:span><text:span text:style-name="T70">k</text:span><text:span text:style-name="T68"> היא:</text:span></text:p>
      <text:p text:style-name="P10"><text:span text:style-name="T68">r</text:span><text:span text:style-name="T66">j,</text:span><text:span text:style-name="T63">k</text:span><text:span text:style-name="T67"> </text:span><text:span text:style-name="T71"><text:s/>= </text:span><text:span text:style-name="T68">r</text:span><text:span text:style-name="T63">k</text:span><text:span text:style-name="T68">*q</text:span><text:span text:style-name="T63">j</text:span></text:p>
      <text:p text:style-name="P22">תארו אלגוריתם המשבץ מודעות למיקומים וממקסם את סכום הערכים. <text:span text:style-name="T75">הוכיחו את נכונות האלגוריתם.</text:span></text:p>
      <text:p text:style-name="P5"><text:span text:style-name="T61">ב. נניח שלכל מודעה </text:span><text:span text:style-name="T6">j</text:span><text:span text:style-name="T61"> ומיקום </text:span><text:span text:style-name="T6">k</text:span><text:span text:style-name="T61"> יש הסתברות הקלקה כללית (לא דווקא ליניארית): <text:s text:c="5"/></text:span><text:span text:style-name="T70">r</text:span><text:span text:style-name="T65">j,</text:span><text:span text:style-name="T64">k</text:span></text:p>
      <text:p text:style-name="P23"><text:span text:style-name="T72">הראו דוגמה שבה </text:span><text:span text:style-name="T73">האלגוריתם </text:span><text:span text:style-name="T74">מסעיף א </text:span><text:span text:style-name="T73">לא עובד </text:span><text:span text:style-name="T72">(</text:span><text:span text:style-name="T73">לא מוצא שיבוץ הממקסם את סכום הערכים</text:span><text:span text:style-name="T72">).</text:span></text:p>
      <text:p text:style-name="P27"/>
      <text:p text:style-name="P27"/>
      <text:p text:style-name="P14">שאלה<text:span text:style-name="T1"> 5</text:span>: <text:span text:style-name="T13">אלגוריתם </text:span><text:span text:style-name="T41">מגלה-אמת </text:span><text:span text:style-name="T13">להקצאת מעונות לסטודנטים</text:span></text:p>
      <text:p text:style-name="P7">משרד המעונות של האוניברסיטה מקצה מעונות לסטודנטים בעזרת האלגוריתם הבא:</text:p>
      <text:list xml:id="list3700800320" text:style-name="L2">
        <text:list-item>
          <text:p text:style-name="P42">כל סטודנט רושם את שלושת סוגי המעונות שהוא הכי רוצה, לפי הסדר.</text:p>
        </text:list-item>
        <text:list-item>
          <text:p text:style-name="P42">המשרד מסדר את הסטודנטים לפי סדר עדיפות כלשהו (ותק, ציונים וכד').</text:p>
        </text:list-item>
        <text:list-item>
          <text:p text:style-name="P43">המשרד עובר על הסטודנטים לפי הסדר, ונותן לכל סטודנט את החדר הכי גבוה בדירוג שלו שעדיין זמין. אם כל השלושה לא זמינים, הסטודנט מקבל חדר זמין כלשהו באקראי.</text:p>
        </text:list-item>
      </text:list>
      <text:p text:style-name="P7">א. הוכיחו <text:span text:style-name="T11">שהאלגוריתם </text:span>אינו מגלה-אמת.</text:p>
      <text:p text:style-name="P7">ב. הוכיחו, שגם אם כל הסטודנטים מדווחים את ההעדפות האמיתיות שלהם, <text:span text:style-name="T12">האלגוריתם</text:span> אינו יעיל פארטו.</text:p>
      <text:p text:style-name="P8"><text:span text:style-name="T42">ג. הציעו שיפור קטן </text:span><text:span text:style-name="T11">לאלגוריתם</text:span><text:span text:style-name="T42">, שיהפוך אותו </text:span><text:span text:style-name="T22">ל</text:span><text:span text:style-name="T21">מגלה-אמת</text:span><text:span text:style-name="T42"> וגם יעיל פארטו.</text:span></text:p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17T13:57:10.675000000</dc:date>
    <meta:editing-duration>P11DT19H21M21S</meta:editing-duration>
    <meta:editing-cycles>1370</meta:editing-cycles>
    <meta:document-statistic meta:table-count="0" meta:image-count="0" meta:object-count="0" meta:page-count="2" meta:paragraph-count="34" meta:word-count="440" meta:character-count="2694" meta:non-whitespace-character-count="2276"/>
  </office:meta>
</office:document-meta>
</file>